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Heading_20_1">
      <style:text-properties fo:font-size="12pt" style:font-size-asian="12pt"/>
    </style:style>
    <style:style style:name="P10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tyle="italic" style:font-style-asian="italic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9" text:outline-level="1">Actor</text:h>
          </table:table-cell>
          <table:table-cell table:style-name="Tabla1.B1" table:number-columns-spanned="4" office:value-type="string">
            <text:h text:style-name="Heading_20_3" text:outline-level="3">&lt;&lt; Nombre del Actor &gt;&gt; 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4">&lt;&lt; Una breve descripción del Actor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4">&lt;&lt; Características que describen al actor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4">&lt;&lt; Relaciones que posee el actor con otros actores del sistema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Standard"><text:span text:style-name="T4">&lt;&lt; Esta línea se podría repetir para mantener una historia de cambios en la descripción del actor &gt;&gt;</text:span>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/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0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6"/>
          </table:table-cell>
        </table:table-row>
        <table:table-row table:style-name="Tabla2.2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6"/>
          </table:table-cell>
        </table:table-row>
        <table:table-row table:style-name="Tabla2.2">
          <table:table-cell table:style-name="Tabla2.A6" table:number-columns-spanned="3" office:value-type="string">
            <text:p text:style-name="Standard"><text:span text:style-name="T6"><text:s/></text:span><text:span text:style-name="T4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creator>Francisco Luis Gutierrez Vela</dc:creator>
    <dc:date>2004-02-01T19:26:00</dc:date>
    <meta:editing-cycles>3</meta:editing-cycles>
    <meta:editing-duration>PT3M</meta:editing-duration>
    <meta:document-statistic meta:table-count="3" meta:image-count="0" meta:object-count="0" meta:page-count="1" meta:paragraph-count="22" meta:word-count="110" meta:character-count="668" meta:non-whitespace-character-count="577"/>
    <meta:generator>LibreOffice/6.0.7.3$Linux_X86_64 LibreOffice_project/00m0$Build-3</meta:generator>
  </office:meta>
</office:document-meta>
</file>